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73f9" officeooo:paragraph-rsid="000373f9"/>
    </style:style>
    <style:style style:name="P2" style:family="paragraph" style:parent-style-name="Standard">
      <style:paragraph-properties fo:text-align="center" style:justify-single-word="false"/>
      <style:text-properties officeooo:rsid="0004c0ea" officeooo:paragraph-rsid="0004c0ea"/>
    </style:style>
    <style:style style:name="T1" style:family="text">
      <style:text-properties officeooo:rsid="000660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san</text:p>
      <text:p text:style-name="P2"/>
      <text:p text:style-name="P2">by Kyle Eggleston</text:p>
      <text:p text:style-name="P1"/>
      <text:p text:style-name="P1">She stood at five foot nine. Her hair was blonde. Green eyes finished off the look with a deadly smile.</text:p>
      <text:p text:style-name="P1"/>
      <text:p text:style-name="P1">Ruby red lips and a fire attitude, you didn't want to cross Susan on a good day, or a bad one for that matter.</text:p>
      <text:p text:style-name="P1"/>
      <text:p text:style-name="P1">To describe her in a word, one would use... assassin. It wasn't her preferred trade. In fac<text:span text:style-name="T1">t</text:span>, she wanted to get out of the killing business one day eventually. But for now it seemed to work just fine.</text:p>
      <text:p text:style-name="P1"/>
      <text:p text:style-name="P1">Everyday was the same for her. Wake up. Survive long enough to get by. Go back to b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09:47:42.277000000</meta:creation-date>
    <dc:date>2014-04-18T09:54:20.602000000</dc:date>
    <meta:editing-duration>PT12S</meta:editing-duration>
    <meta:editing-cycles>3</meta:editing-cycles>
    <meta:generator>LibreOffice/4.1.5.3$Windows_x86 LibreOffice_project/1c1366bba2ba2b554cd2ca4d87c06da81c05d24</meta:generator>
    <meta:document-statistic meta:table-count="0" meta:image-count="0" meta:object-count="0" meta:page-count="1" meta:paragraph-count="6" meta:word-count="104" meta:character-count="521" meta:non-whitespace-character-count="423"/>
  </office:meta>
</office:document-meta>
</file>